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Cantarell" svg:font-family="Cantarell" style:font-family-generic="system" style:font-pitch="variable"/>
    <style:font-face style:name="CenturyGothic" svg:font-family="CenturyGothic" style:font-pitch="variable"/>
    <style:font-face style:name="CenturyGothic1" svg:font-family="CenturyGothic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241cm" fo:min-width="6.58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color="#000000" loext:opacity="100%" style:font-name="Calibri1" fo:font-size="12pt" fo:font-weight="normal" style:font-size-asian="12pt" style:font-weight-asian="normal" style:font-name-complex="Calibri1" style:font-size-complex="12pt" style:font-weight-complex="normal"/>
    </style:style>
    <style:style style:name="T2" style:family="text">
      <style:text-properties fo:color="#000000" loext:opacity="100%" style:font-name="CenturyGothic1" fo:font-size="12pt" fo:font-weight="normal" style:font-size-asian="12pt" style:font-weight-asian="normal" style:font-name-complex="CenturyGothic1" style:font-size-complex="12pt" style:font-weight-complex="normal"/>
    </style:style>
    <style:style style:name="T3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499cm" svg:height="0.424cm" svg:x="2.514cm" svg:y="2.638cm">
          <draw:text-box>
            <text:p text:style-name="P1"><text:span text:style-name="T1">Financial Report for ABC Labs, Kigali, Rwanda for the year 2021. <text:s/></text:span></text:p>
          </draw:text-box>
        </draw:frame>
        <draw:polygon draw:style-name="gr2" draw:text-style-name="P3" draw:layer="layout" svg:width="1.956cm" svg:height="0.517cm" svg:x="2.514cm" svg:y="3.657cm" svg:viewBox="0 0 1957 518" draw:points="0,0 1957,0 1957,518 0,518">
          <text:p/>
        </draw:polygon>
        <draw:frame draw:style-name="gr1" draw:text-style-name="P2" draw:layer="layout" svg:width="0.422cm" svg:height="0.424cm" svg:x="2.54cm" svg:y="3.19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8.337cm" svg:height="0.424cm" svg:x="2.514cm" svg:y="3.755cm">
          <draw:text-box>
            <text:p text:style-name="P1"><text:span text:style-name="T1">Breakdown - Just painted over in MS word. <text:s/></text:span></text:p>
          </draw:text-box>
        </draw:frame>
        <draw:frame draw:style-name="gr1" draw:text-style-name="P2" draw:layer="layout" svg:width="0.422cm" svg:height="0.424cm" svg:x="2.54cm" svg:y="4.31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24cm" svg:x="4.792cm" svg:y="4.975cm">
          <draw:text-box>
            <text:p text:style-name="P1"><text:span text:style-name="T1"><text:s text:c="3"/></text:span></text:p>
          </draw:text-box>
        </draw:frame>
        <draw:frame draw:style-name="gr1" draw:text-style-name="P2" draw:layer="layout" svg:width="0.422cm" svg:height="0.424cm" svg:x="2.54cm" svg:y="5.38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4.134cm" svg:height="0.424cm" svg:x="2.54cm" svg:y="5.94cm">
          <draw:text-box>
            <text:p text:style-name="P1"><text:span text:style-name="T1">Cost Benefit Analysis </text:span></text:p>
          </draw:text-box>
        </draw:frame>
        <draw:frame draw:style-name="gr1" draw:text-style-name="P2" draw:layer="layout" svg:width="0.422cm" svg:height="0.424cm" svg:x="2.54cm" svg:y="6.49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36cm" svg:height="0.424cm" svg:x="2.54cm" svg:y="7.057cm">
          <draw:text-box>
            <text:p text:style-name="P1"><text:span text:style-name="T1">Credit Debit </text:span></text:p>
          </draw:text-box>
        </draw:frame>
        <draw:polygon draw:style-name="gr2" draw:text-style-name="P3" draw:layer="layout" svg:width="5.511cm" svg:height="0.516cm" svg:x="2.54cm" svg:y="8.077cm" svg:viewBox="0 0 5512 517" draw:points="0,0 5512,0 5512,517 0,517">
          <text:p/>
        </draw:polygon>
        <draw:frame draw:style-name="gr1" draw:text-style-name="P2" draw:layer="layout" svg:width="0.422cm" svg:height="0.424cm" svg:x="2.54cm" svg:y="7.6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195cm" svg:height="0.424cm" svg:x="2.54cm" svg:y="8.175cm">
          <draw:text-box>
            <text:p text:style-name="P1"><text:span text:style-name="T1">This is not the flag, keep looking </text:span></text:p>
          </draw:text-box>
        </draw:frame>
        <draw:frame draw:style-name="gr1" draw:text-style-name="P2" draw:layer="layout" svg:width="0.422cm" svg:height="0.424cm" svg:x="2.54cm" svg:y="8.7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664cm" svg:height="0.424cm" svg:x="2.54cm" svg:y="9.293cm">
          <draw:text-box>
            <text:p text:style-name="P1"><text:span text:style-name="T1">Expenses from the </text:span></text:p>
          </draw:text-box>
        </draw:frame>
        <draw:frame draw:style-name="gr1" draw:text-style-name="P2" draw:layer="layout" svg:width="0.422cm" svg:height="0.424cm" svg:x="6.721cm" svg:y="9.2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4cm" svg:x="8.226cm" svg:y="9.2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4cm" svg:x="9.572cm" svg:y="9.293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5.681cm" svg:height="0.517cm" svg:x="2.54cm" svg:y="10.303cm" svg:viewBox="0 0 5682 518" draw:points="0,0 5682,0 5682,518 0,518">
          <text:p/>
        </draw:polygon>
        <draw:frame draw:style-name="gr1" draw:text-style-name="P2" draw:layer="layout" svg:width="0.422cm" svg:height="0.424cm" svg:x="2.54cm" svg:y="9.843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6.585cm" svg:height="1.241cm" svg:x="2.571cm" svg:y="9.771cm">
          <draw:text-box>
            <text:p text:style-name="P1"><text:span text:style-name="T1">picoCTF{C4n_Y0u_S33_m3_fully} </text:span></text:p>
          </draw:text-box>
        </draw:frame>
        <draw:frame draw:style-name="gr1" draw:text-style-name="P2" draw:layer="layout" svg:width="0.422cm" svg:height="0.424cm" svg:x="2.54cm" svg:y="10.96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045cm" svg:height="0.424cm" svg:x="2.54cm" svg:y="11.519cm">
          <draw:text-box>
            <text:p text:style-name="P1"><text:span text:style-name="T1">Redacted document.</text:span><text:span text:style-name="T2"> </text:span></text:p>
          </draw:text-box>
        </draw:frame>
        <draw:frame draw:style-name="gr1" draw:text-style-name="P2" draw:layer="layout" svg:width="0.422cm" svg:height="0.424cm" svg:x="6.239cm" svg:y="11.53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4cm" svg:x="2.54cm" svg:y="12.03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4cm" svg:x="2.54cm" svg:y="12.59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24cm" svg:x="2.54cm" svg:y="13.15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24cm" svg:x="2.54cm" svg:y="13.71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24cm" svg:x="2.54cm" svg:y="14.27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24cm" svg:x="2.54cm" svg:y="14.82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24cm" svg:x="2.54cm" svg:y="15.38cm">
          <draw:text-box>
            <text:p text:style-name="P1"><text:span text:style-name="T1"><text:s text:c="2"/></text:span></text:p>
          </draw:text-box>
        </draw:frame>
        <draw:polygon draw:style-name="gr2" draw:text-style-name="P3" draw:layer="layout" svg:width="2.252cm" svg:height="0.517cm" svg:x="2.54cm" svg:y="4.77cm" svg:viewBox="0 0 2253 518" draw:points="0,0 2253,0 2253,518 0,518">
          <text:p/>
        </draw:polygon>
        <draw:polygon draw:style-name="gr2" draw:text-style-name="P3" draw:layer="layout" svg:width="3.744cm" svg:height="0.517cm" svg:x="11.39cm" svg:y="11.924cm" svg:viewBox="0 0 3745 518" draw:points="0,0 3745,0 3745,518 0,518">
          <text:p/>
        </draw:polygon>
        <draw:frame draw:style-name="gr1" draw:text-style-name="P2" draw:layer="layout" svg:width="0.422cm" svg:height="0.424cm" svg:x="3.81cm" svg:y="15.38cm">
          <draw:text-box>
            <text:p text:style-name="P1"><text:span text:style-name="T1"><text:s text:c="2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Cantarell" svg:font-family="Cantarell" style:font-family-generic="system" style:font-pitch="variable"/>
    <style:font-face style:name="CenturyGothic" svg:font-family="CenturyGothic" style:font-pitch="variable"/>
    <style:font-face style:name="CenturyGothic1" svg:font-family="CenturyGothic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2.5cm" fo:margin-right="2.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14T22:43:29.225408793</dc:date>
    <meta:editing-duration>PT3M</meta:editing-duration>
    <meta:editing-cycles>1</meta:editing-cycles>
    <meta:document-statistic meta:object-count="34"/>
    <meta:generator>LibreOffice/7.3.1.3$Linux_X86_64 LibreOffice_project/30$Build-3</meta:generator>
  </office:meta>
</office:document-meta>
</file>